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215e" officeooo:paragraph-rsid="0005215e"/>
    </style:style>
    <style:style style:name="P2" style:family="paragraph" style:parent-style-name="Standard">
      <style:text-properties fo:language="en" fo:country="US" officeooo:rsid="0000fcf7" officeooo:paragraph-rsid="0000fcf7"/>
    </style:style>
    <style:style style:name="P3" style:family="paragraph" style:parent-style-name="Standard">
      <style:text-properties fo:language="en" fo:country="US" officeooo:rsid="0000fcf7" officeooo:paragraph-rsid="0005215e"/>
    </style:style>
    <style:style style:name="P4" style:family="paragraph" style:parent-style-name="Standard">
      <style:text-properties fo:language="en" fo:country="US" officeooo:rsid="0000fcf7" officeooo:paragraph-rsid="0018ce05"/>
    </style:style>
    <style:style style:name="P5" style:family="paragraph" style:parent-style-name="Standard">
      <style:text-properties fo:language="en" fo:country="US" officeooo:rsid="00073880" officeooo:paragraph-rsid="00084bfb"/>
    </style:style>
    <style:style style:name="P6" style:family="paragraph" style:parent-style-name="Standard">
      <style:text-properties fo:language="en" fo:country="US" officeooo:rsid="00087ce7" officeooo:paragraph-rsid="00124150"/>
    </style:style>
    <style:style style:name="P7" style:family="paragraph" style:parent-style-name="Standard">
      <style:text-properties fo:language="en" fo:country="US" officeooo:rsid="00124150" officeooo:paragraph-rsid="00148e16"/>
    </style:style>
    <style:style style:name="P8" style:family="paragraph" style:parent-style-name="Standard">
      <style:text-properties fo:language="en" fo:country="US" officeooo:rsid="00185366" officeooo:paragraph-rsid="0018ce05"/>
    </style:style>
    <style:style style:name="P9" style:family="paragraph" style:parent-style-name="Standard" style:list-style-name="L1">
      <style:text-properties officeooo:paragraph-rsid="0018ce05"/>
    </style:style>
    <style:style style:name="P10" style:family="paragraph" style:parent-style-name="Standard" style:list-style-name="L1">
      <style:text-properties officeooo:rsid="0018ce05" officeooo:paragraph-rsid="0018ce05"/>
    </style:style>
    <style:style style:name="T1" style:family="text">
      <style:text-properties officeooo:rsid="0005215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8ce05"/>
    </style:style>
    <style:style style:name="T4" style:family="text">
      <style:text-properties fo:language="en" fo:country="US" officeooo:rsid="00195392"/>
    </style:style>
    <style:style style:name="T5" style:family="text">
      <style:text-properties fo:language="en" fo:country="US" officeooo:rsid="001af4da"/>
    </style:style>
    <style:style style:name="T6" style:family="text">
      <style:text-properties fo:language="en" fo:country="US" officeooo:rsid="001c449a"/>
    </style:style>
    <style:style style:name="T7" style:family="text">
      <style:text-properties fo:language="en" fo:country="US" officeooo:rsid="001d9adc"/>
    </style:style>
    <style:style style:name="T8" style:family="text">
      <style:text-properties fo:language="en" fo:country="US" officeooo:rsid="001dd9d5"/>
    </style:style>
    <style:style style:name="T9" style:family="text">
      <style:text-properties fo:language="en" fo:country="US" officeooo:rsid="001f6561"/>
    </style:style>
    <style:style style:name="T10" style:family="text">
      <style:text-properties fo:language="en" fo:country="US" officeooo:rsid="0022a47e"/>
    </style:style>
    <style:style style:name="T11" style:family="text">
      <style:text-properties fo:language="en" fo:country="US" officeooo:rsid="00247822"/>
    </style:style>
    <style:style style:name="T12" style:family="text">
      <style:text-properties fo:language="en" fo:country="US" officeooo:rsid="002ec904"/>
    </style:style>
    <style:style style:name="T13" style:family="text">
      <style:text-properties officeooo:rsid="0005f20b"/>
    </style:style>
    <style:style style:name="T14" style:family="text">
      <style:text-properties officeooo:rsid="00084bfb"/>
    </style:style>
    <style:style style:name="T15" style:family="text">
      <style:text-properties officeooo:rsid="0008bd0e"/>
    </style:style>
    <style:style style:name="T16" style:family="text">
      <style:text-properties style:font-name="Arial" fo:font-size="11pt" style:font-size-asian="11pt" style:font-name-complex="Arial1" style:font-size-complex="11pt"/>
    </style:style>
    <style:style style:name="T17" style:family="text">
      <style:text-properties style:font-name="Arial" fo:font-size="11pt" officeooo:rsid="0008bd0e" style:font-size-asian="11pt" style:font-name-complex="Arial1" style:font-size-complex="11pt"/>
    </style:style>
    <style:style style:name="T18" style:family="text">
      <style:text-properties style:font-name="Arial" fo:font-size="11pt" officeooo:rsid="001313ac" style:font-size-asian="11pt" style:font-name-complex="Arial1" style:font-size-complex="11pt"/>
    </style:style>
    <style:style style:name="T19" style:family="text">
      <style:text-properties style:font-name="Arial" fo:font-size="11pt" officeooo:rsid="00148e16" style:font-size-asian="11pt" style:font-name-complex="Arial1" style:font-size-complex="11pt"/>
    </style:style>
    <style:style style:name="T20" style:family="text">
      <style:text-properties officeooo:rsid="0017ba7a"/>
    </style:style>
    <style:style style:name="T21" style:family="text">
      <style:text-properties officeooo:rsid="0018ce05"/>
    </style:style>
    <style:style style:name="T22" style:family="text">
      <style:text-properties officeooo:rsid="00214774"/>
    </style:style>
    <style:style style:name="T23" style:family="text">
      <style:text-properties style:text-underline-style="solid" style:text-underline-width="auto" style:text-underline-color="font-color" officeooo:rsid="00084b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rapidly developing modern technology world mobile phones play a key role </text:p>
      <text:p text:style-name="P1"/>
      <text:p text:style-name="P2">As the modern technology develops mobile-phones become more and more complicated, and nowadays mobile phones could be used not only for their original purpose — making phone calls, but also for a wide range <text:span text:style-name="T20">of “non-ordinary” purposes. Android2Mouse <text:s/>was targeting to extend the list of the possible applications of a mobile phone, therefore making people ordinary life less stressfull.</text:span></text:p>
      <text:p text:style-name="P2"/>
      <text:p text:style-name="P4">The aim of the project was to create a special software <text:span text:style-name="T13">solution </text:span>that <text:span text:style-name="T1">will</text:span> permit to use a smart-phone running <text:s text:c="2"/>Android OS as a full featured mouse, <text:span text:style-name="T1">keyboard and joystick</text:span>. </text:p>
      <text:p text:style-name="P4"/>
      <text:p text:style-name="P8">The key concept<text:span text:style-name="T21">s</text:span> <text:span text:style-name="T22">( pursued | followed) by Android2Mouse were:</text:span></text:p>
      <text:list xml:id="list8143853501052642502" text:style-name="L1">
        <text:list-item>
          <text:p text:style-name="P9"><text:span text:style-name="T3">Compatibility - Android2Mouse had to be a cross-platform </text:span><text:span text:style-name="T10">solution </text:span><text:span text:style-name="T3">i.e. it <text:s/>should not require any special purpose software or operating system.</text:span></text:p>
        </text:list-item>
        <text:list-item>
          <text:p text:style-name="P9"><text:span text:style-name="T3">Versatility – </text:span><text:span text:style-name="T4">different parts of the program should be easy to extend and maintain and </text:span><text:span text:style-name="T7">should </text:span><text:span text:style-name="T4">be </text:span><text:span text:style-name="T6">easily</text:span><text:span text:style-name="T4"> used in a different context. </text:span></text:p>
        </text:list-item>
        <text:list-item>
          <text:p text:style-name="P10"><text:span text:style-name="T3">E</text:span><text:span text:style-name="T2">ase of use – the </text:span><text:span text:style-name="T9">GUI </text:span><text:span text:style-name="T2">offered to the end user should </text:span><text:span text:style-name="T11">be </text:span><text:span text:style-name="T2">easy </text:span><text:span text:style-name="T11">to understand </text:span><text:span text:style-name="T2"><text:s/></text:span><text:span text:style-name="T8">and int</text:span><text:span text:style-name="T12">eract.</text:span></text:p>
        </text:list-item>
      </text:list>
      <text:p text:style-name="P2"/>
      <text:p text:style-name="P5">The goal is fully archived. <text:span text:style-name="T14">The created software solution - Android2Mouse permits to use any kind of android driven hardware with a Bluetooth controller as a <text:s/>mouse, keyboard and joystick. The solution is not bonded to any operation system on the </text:span><text:span text:style-name="T23">interaction machine</text:span><text:span text:style-name="T14"> and also does not requiere any specially installed software.</text:span></text:p>
      <text:p text:style-name="P5"/>
      <text:p text:style-name="P6">A smart-phone <text:span text:style-name="T15">with <text:s/>Android2Mouse installed could be used as a remote control for showing presentations, typing in text or as a gaming device. Demonstrative videos could be found here:</text:span><text:a xlink:type="simple" xlink:href="http://arseny-n.github.io/Android2Mouse/doc/index.html"><text:span text:style-name="Internet_20_link"><text:span text:style-name="T17">http://arseny-n.github.io/Android2Mouse/doc/index.html</text:span></text:span></text:a><text:span text:style-name="T17">.</text:span></text:p>
      <text:p text:style-name="P6"/>
      <text:p text:style-name="P7"><text:span text:style-name="T17">A</text:span><text:span text:style-name="T16">ndroid2Mouse is a very </text:span><text:span text:style-name="T18">practical</text:span><text:span text:style-name="T16"> and </text:span><text:span text:style-name="T18">versatile</text:span><text:span text:style-name="T16"> software solution, </text:span><text:span text:style-name="T19">it's</text:span><text:span text:style-name="T16"> </text:span><text:span text:style-name="T19">sole drawback is the fact it</text:span><text:span text:style-name="T16"> </text:span><text:span text:style-name="T18">requiters</text:span><text:span text:style-name="T16"> rooting. <text:s/>A possible way of </text:span><text:span text:style-name="T18">improving</text:span><text:span text:style-name="T16"> the user experience would be to add the </text:span><text:span text:style-name="T19">methods used by </text:span><text:span text:style-name="T17">A</text:span><text:span text:style-name="T16">ndroid2Mouse in the official </text:span><text:span text:style-name="T19">A</text:span><text:span text:style-name="T16">ndroid </text:span><text:span text:style-name="T18">API</text:span><text:span text:style-name="T16">. </text:span><text:span text:style-name="T19">The latter would lead to a massive integration of the described technology in peoples everyday life followed by it's improvement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25:28.427860019</meta:creation-date>
    <meta:editing-duration>PT5H39M15S</meta:editing-duration>
    <meta:editing-cycles>40</meta:editing-cycles>
    <meta:generator>LibreOffice/4.1.4.2$Linux_X86_64 LibreOffice_project/410$Build-2</meta:generator>
    <meta:initial-creator>arseni </meta:initial-creator>
    <dc:date>2014-02-28T00:20:33.117241828</dc:date>
    <dc:creator>arseni </dc:creator>
    <meta:document-statistic meta:table-count="0" meta:image-count="0" meta:object-count="0" meta:page-count="1" meta:paragraph-count="10" meta:word-count="315" meta:character-count="2011" meta:non-whitespace-character-count="1694"/>
  </office:meta>
</office:document-meta>
</file>